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98000003986974AC3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9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4d1" fo:font-family="Impact" style:font-family-generic="swiss" style:font-pitch="variable" fo:font-size="44pt" style:font-size-asian="44pt" style:font-size-complex="44pt"/>
    </style:style>
    <style:style style:name="P3" style:family="paragraph">
      <style:paragraph-properties fo:text-align="center"/>
      <style:text-properties fo:color="#0084d1"/>
    </style:style>
    <style:style style:name="P4" style:family="paragraph">
      <style:paragraph-properties fo:line-height="200%" fo:text-align="center"/>
      <style:text-properties fo:color="#0084d1" fo:font-family="Impact" style:font-family-generic="swiss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" style:family="text">
      <style:text-properties fo:color="#ff6600" fo:font-family="Impact" style:font-family-generic="swiss" style:font-pitch="variable" fo:font-size="44pt" style:font-size-asian="44pt" style:font-size-complex="44pt"/>
    </style:style>
    <style:style style:name="T2" style:family="text">
      <style:text-properties fo:color="#0084d1" fo:font-family="Impact" style:font-family-generic="swiss" style:font-pitch="variable" fo:font-size="44pt" style:font-size-asian="44pt" style:font-size-complex="44pt"/>
    </style:style>
    <style:style style:name="T3" style:family="text">
      <style:text-properties fo:color="#0084d1" fo:font-family="Impact" style:font-family-generic="swiss" style:font-pitch="variable" fo:font-size="36pt" style:font-size-asian="36pt" style:font-size-complex="36pt"/>
    </style:style>
    <style:style style:name="T4" style:family="text">
      <style:text-properties fo:color="#ff6600" fo:font-family="Impact" style:font-family-generic="swiss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8.999cm" svg:x="0.951cm" svg:y="0.947cm">
          <draw:image xlink:href="Pictures/1000000000000398000003986974AC32.jpg" xlink:type="simple" xlink:show="embed" xlink:actuate="onLoad">
            <text:p/>
          </draw:image>
        </draw:frame>
        <draw:frame draw:style-name="gr2" draw:text-style-name="P2" draw:layer="layout" svg:width="15.8cm" svg:height="2.2cm" svg:x="1.594cm" svg:y="16.734cm">
          <draw:text-box>
            <text:p text:style-name="P1"><text:span text:style-name="T1">Saudade</text:span><text:span text:style-name="T2"> e Alegria</text:span></text:p>
          </draw:text-box>
        </draw:frame>
        <draw:frame draw:style-name="gr2" draw:text-style-name="P4" draw:layer="layout" svg:width="10.3cm" svg:height="2.2cm" svg:x="6.794cm" svg:y="2.134cm">
          <draw:text-box>
            <text:p text:style-name="P3"><text:span text:style-name="T3">Alexis </text:span><text:span text:style-name="T4">Roch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34cm" fo:margin-bottom="9.848cm" fo:margin-left="0.894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is Roche</meta:initial-creator>
    <meta:creation-date>2015-04-23T21:02:01.57</meta:creation-date>
    <dc:date>2015-04-26T20:41:46.50</dc:date>
    <dc:creator>Alexis Roche</dc:creator>
    <meta:editing-duration>PT33M59S</meta:editing-duration>
    <meta:editing-cycles>7</meta:editing-cycles>
    <meta:generator>OpenOffice/4.1.1$Win32 OpenOffice.org_project/411m6$Build-9775</meta:generator>
    <meta:document-statistic meta:object-count="3"/>
  </office:meta>
</office:document-meta>
</file>